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P2" style:parent-style-name="Normal" style:family="paragraph">
      <style:paragraph-properties fo:break-before="page"/>
    </style:style>
    <style:style style:name="T3" style:parent-style-name="DefaultParagraphFont" style:family="text">
      <style:text-properties style:text-position="super 63.6%"/>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office:automatic-styles>
  <office:body>
    <office:text text:use-soft-page-breaks="true">
      <text:p text:style-name="P1">Hello, Speccy</text:p>
      <text:p text:style-name="Normal">Hi, there! This is Matt Heffernan. Welcome back to my channel.<text:s/>This video is the resurrection of a series I started last year where I went through how to make a Hello, World application with assembly language on different platforms, starting with the Commander X16 retrocomputer. As that has a 65C02, the series continued doing the same for other 6502-based systems, namely the Atari 2600, the Nintendo Entertainment System, and the Super Nintendo. Each produced its own challenges, but the X16 was by far the easiest thanks to being a general-purpose computer rather than a gaming console. If you haven’t seen those videos, I have a playlist back on my channel, where you can subscribe and click the bell for notifications so that you‘ll know when future episodes come out, including my upcoming Z80 assembly language tutorial. And as I announced in my first Z80 video, the target system for the series will be the Sinclair ZX Spectrum, so that’s what we’re going to look at today. Like the X16, it is also a general purpose computer, and it is fairly trivial to make it print out Hello, World.</text:p>
      <text:p text:style-name="Normal">[cut to emulator]</text:p>
      <text:p text:style-name="Normal">Of course, just like the X16, the easiest way to do it on the Speccy is just to use BASIC.<text:s/>It’s the same syntax, too, but with the original 48k Spectrum, which I will be targeting in my series, rather than typing out BASIC keywords, everything is through a shortcut. So, I can type out 1-0 to write ten, of course, but then instead of typing out PRINT, I simply type P and the Sinclair BASIC interpreter automatically fills in PRINT and a space. Then if I type control-P in this emulator, I’ll get a double quote, just as if I did a symbol-shift-P with an actual Speccy. Then I can start typing regular text, with capital letters and everything! To get the final exclamation point, I need to emulate another symbol shift, so I type<text:s/>control-1 and I get my little bang, then another control-P for a ending quote and then enter.</text:p>
      <text:p text:style-name="Normal">Sinclair BASIC puts your program up at the top like this, which is an interesting approach, and really sets it apart from the Microsoft standard that pretty much everybody else used. You then run by simply typing R and then Enter. And there we go! So it is pretty easy to do it in Sinclair BASIC, and requires a lot less typing than Microsoft BASIC, even if it is a bit difficult to do with a modern keyboard without all the multi-colored key labelling that Sinclair used. It similarly fairly easy to do this with Z80 assembly language, too, but first let’s take a closer look at how the Spectrum works.</text:p>
      <text:p text:style-name="P2"/>
      <text:soft-page-break/>
      <text:p text:style-name="Normal">[cut to slide 2 – overview]</text:p>
      <text:p text:style-name="Normal">The Sinclair ZX Spectrum was the first color computer made by Sir Clive Sinclair, thus its name, to differentiate it from the earlier Sinclair ZX80 and ZX81.<text:s/>But all three used the Z80 as its CPU, with the Spectrum running a Z80A at 3.5 MHz.<text:s/>The Z80A was the same as the original Z80, except that it could run as fast as 4 MHz, whereas the original topped out at 2.5. The Speccy had a 16 kilobyte ROM containing the BASIC interpreter and the routines it needs to function. This address space couldn’t be swapped out like the<text:s/>Commodore 64, in fact there was no memory banking at all on the original system, which is why it topped out at 48 k of RAM. However, you could buy an even cheaper Speccy with only 16 k of RAM, but it did not do nearly as well in the market, so most of the software library was targeted at the 48k model.</text:p>
      <text:p text:style-name="Normal">Graphics were extremely simple, lacking even a hardware character generator, depending on the ROM to populate a simple bitmap with character glyphs for BASIC. The bitmap has a 256x192 resolution, and the ability to display up to 16 colors from a fixed palette, and two of those colors are black, so it’s really 15 colors.<text:s/>There is no separate video RAM, it’s just a regular RAM segment that the CPU can read and write, and then there’s an Uncommitted Logic Array, or ULA, that alternates access to this RAM with the CPU to output the bitmap to the RF modulator. There was no composite or RGB output on the original Speccy, it required you to use a regular TV to tune into its frequency. And this was just for video. There was no sound output through RF, only through a simple piezoelectric beeper built into the unit. And it was strictly one-bit sound, either on or off, so pulse widths and frequencies had to be manually controlled by the program, tying up a lot of CPU time to do anything more than a quick beep. With sound control entirely in software, this led to a lot of innovation in game publishing and the demoscene to push the ability of the little 48k Speccy to play music and sound effects.</text:p>
      <text:p text:style-name="Normal">These first two Spectrum models were released on April 23<text:span text:style-name="T3">rd</text:span><text:s/>back in 1982, with the 16k model costing only 125 pounds in the UK, which was the equivalent of $221.64 in the US at the time. The 48k model was 175 pounds, which was about $310.29, making it much cheaper than the Commodore 64, Apple II or Atari 800 at the time. Even adjusting for inflation to 2021, you’re looking at 385 to 540 pounds, which is still the price point for an entry-level computer today, so it’s clear to see how the Speccy took off so well in the UK and other markets. Compared to the VIC-20 or an early 8-bit gaming console, it was a much more capable platform for gaming at that price point. And with its rubber chiclet keyboard, it was not going to be used for word processing or any real productivity application, even if it had the horsepower under the hood to do a lot more processing than its contemporaries in the home computer market.</text:p>
      <text:p text:style-name="P4"/>
      <text:soft-page-break/>
      <text:p text:style-name="Normal">[cut to slide 3 – memory map]</text:p>
      <text:p text:style-name="Normal">Looking at the memory map of the 48k Speccy, we can see the ROM right at the top. That means that <text:s/>the very topmost addresses can have high-use routine entry points using the RST instruction for fast access, like you see with many other Z80-based systems.<text:s/>There’s not much there except for just what Sinclair BASIC needs, but you can access a lot of useful routines there using assembly language, as we will see soon.</text:p>
      <text:p text:style-name="Normal">From<text:s/>hex<text:s/>4000 on, we have the 48k of RAM segments, but some of those segments are reserved for particular uses, starting at the first one, which is the screen bitmap RAM. The CPU can directly poke every pixel of all 192 scanlines in this segment, and then the ULA will take over the address and data buses to push the lines out to the TV display.</text:p>
      <text:p text:style-name="Normal">Then starting at hex 5800 are the screen color attributes, which is also grabbed by the ULA to determine the colors for each pixel. But each pixel is not entitled to its own color. The bitmap is split up into 32x24 character positions, which are 8x8 pixel squares. Each of those squares can only have two colors, with a background color, or paper for clear pixel bits, and a foreground color, or ink for set pixel bits. This gives Speccy games their characteristic look, which is not unlike the VIC-20, which had similar limitations.</text:p>
      <text:p text:style-name="Normal">From hex 5B00 through 5CCA are three small segments that are reserved for BASIC use, but can be leveraged by machine code, as well.<text:s/>Or if you don’t care about getting back into BASIC before restarting, you can just use it however you want. Then we get to the actual userspace of memory, which goes all the way up to hex FF58. But with the way the ULA works, there is still contention for RAM all the way up to hex 7FFF, which is why machine code programs usually start at hex 8000, and that’s exactly what our program is going to do.</text:p>
      <text:p text:style-name="P5"/>
      <text:soft-page-break/>
      <text:p text:style-name="Normal">[cut to Atom]</text:p>
      <text:p text:style-name="Normal">If you’ve seen my other tutorials before, you’ll already know that I prefer to use Atom on Linux for all of my development, as it’s a really nice open source text editor with a huge community of people developing packages for it to provide all sorts of capability,<text:s/>such as<text:s/>syntax highlighting for pretty much any language, including Z80 assembly.</text:p>
      <text:p text:style-name="Normal">For building my code, I am using sjasmplus, which is an open-source multi-platform cross-assembler for Z80 development that also has built-in support for different types of code deployment. It makes for a very simple toolchain, so that all I need is Atom for writing the code and handling version control with GitHub, sjasmplus for building deployable artifacts, and then the ZEsarUX<text:s/>emulator for running and debugging the code. I know I said I’d be using Fuse as an emulator in my earlier video, but in my research I’ve found ZEsarUX to be much easier to use and more capable and stable. I’ll have links to all of these tools, which are all open source on GitHub, right in this video’s description, along with my own GitHub repo that contains the code and materials for this video.</text:p>
      <text:p text:style-name="Normal">Since sjasmplus has support for several target platforms, there is a built-in macro called DEVICE that you can use to specify yours, rather than using the command line, like you do with cc65. Here we are targeting the 48k Speccy, like we will for the forthcoming tutorial series, so we pass in the constant ZXSPECTRUM48, and we’re all set. Then we have an org statement to say that this code is going to start at hex 8000, which is the beginning of our safe userspace. Then we have a jump to print_hello so that we can have our data in-line with our code, just like we did for the other platforms in this series. You could absolutely have the data after the code with this assembler, but I put it here for consistency.</text:p>
      <text:p text:style-name="Normal">Before our data, we need some new constants defined that are specific to the Spectrum, including the ENTER character code, which is the same as the ASCII carriage return character, which we will place at the end of our string. Then we need the addresses for the ROM routines we will be calling, and we only need two. Our real data starts and ends with our string, which we label “hello” and then use a DB statement to be “Hello, World!” in ASCII, which is fully compatible with the Sinclair character set<text:s/>as far as all the displayable characters go, with the exceptions of three special characters. But as for all of these characters, we’re all set, so then we can just append it with the ENTER character by using a comma after the string.</text:p>
      <text:p text:style-name="Normal">For the ROM routine we’ll be using, we need the length of the string ahead of time, so we define HELLO_LEN to be the current address, denoted by a dollar sign, subtracted by the address of the hello label.</text:p>
      <text:p text:style-name="Normal">Finally, we get to the print_hello label, and our code starts in earnest. First, we call the CLS routine in the ROM, which will clear the screen and opens up system channel “S”, which we will use for printing the characters by calling the PRINT routine. But first we need to set up the PRINT arguments by loading the address of the string to the DE register, then the length to the BC register. Both of these are 16-bit registers, but you can access each byte in them as the B, C, D and E 8-bit registers, but no need to do that here, thanks to the Z80’s 16-bit Extended Immediate instructions.<text:s/>With the registers all set, we simply call PRINT then return to BASIC, and we’re done.</text:p>
      <text:p text:style-name="P6"/>
      <text:soft-page-break/>
      <text:p text:style-name="Normal">[scroll to bottom]</text:p>
      <text:p text:style-name="Normal">Now we just need a way to deploy this code, and sjasmplus gives you a few options. The most realistic one is by creating a tape image, so first we need the length of our program, which we can calculate by taking the ending address of our code and subtracting start. Then we can include a code file called TapLib.asm that comes with sjasmplus, and you can just copy it right to your workspace so that you don’t need to use a relative path in your code. This will fill out your image with a tokenized BASIC program sitting at the normal BASIC program start, which is hex 5C00. This will contain the commands needed to load the machine code from later in the tape and run it. It does all of this through a macro called MakeTape, which we instantiate right after the include statement and pass it the target model, a name for the tape image file, the name of our machine code program to put on the tape, the start address of our code, the length of our code, and the address in our code to start running. So, we could omit the jump at the beginning of our code and just have the tape use different addresses for loading and starting.</text:p>
      <text:p text:style-name="Normal">But then again, we want this code to be more flexible, and be able to use other deployment strategies, including our second, which is to build a snapshot image. This will simply be a RAM image to write when loading the snapshot in the emulator, and then giving that a starting address to run. We can do that right in sjasmplus using the built-in SAVESNA macro, to which we can pass the filename for the snapshot that we want to generate and the starting address, which again we could specify either start or print_hello, but we’ll stick with start again here for consistency.</text:p>
      <text:p text:style-name="Normal">We could also just generate a plain binary of our code segment and load that into the emulator or a physical Speccy through another means, but we’ll stick with these two options for now.</text:p>
      <text:p text:style-name="Normal">To build this, all we need is a very simple build script, which we can see right here.</text:p>
      <text:p text:style-name="Normal">[switch to build.sh tab]</text:p>
      <text:p text:style-name="Normal">And all we have to do is make a single call to sjasmplus and pass in hello.asm, and the targets will automatically get generated because we specified them right in the code using those macros. But for our own purposes, we want a code listing, so we throw in a dash-dash-lst flag, which will automatically generate hello.lst, and then we can see the addresses and machine code that were generated by the build, alongside the hello.tap and hello.sna artifacts.</text:p>
      <text:p text:style-name="Normal">Let’s go to the terminal an build it.</text:p>
      <text:p text:style-name="Normal">[cut to terminal]</text:p>
      <text:p text:style-name="Normal">So we just run build.sh… and then we do a directory listing and we can see all three expected artifacts. Now all we need to do is load them up into the emulator.</text:p>
      <text:p text:style-name="P7"/>
      <text:soft-page-break/>
      <text:p text:style-name="Normal">[cut to emulator]</text:p>
      <text:p text:style-name="Normal">This is ZEsarUX, the ZX Second-Emulator And Released for UniX, which despite its name<text:s/>can be built for Linux and Windows, along with Unix platforms like the Mac. It lets you emulate any machine in the Spectrum line, from the 16k up through the 128k and QL models, and even the North American Timex versions. Hitting F5 brings up the emulator menu, and you can select the smart loader for both types of artifacts we generated. Let’s switch up the order and try the snapshot first.</text:p>
      <text:p text:style-name="Normal">As you can see, it loads up and runs very fast, but does not get you back to BASIC as it was never called from BASIC in the first place. In most cases, that’s fine, and you can always just load up another snapshot or reset the emulator. Let’s try the tape image now.</text:p>
      <text:p text:style-name="Normal">Here you can see it takes a little longer, as it emulates loading the program from tape. As it is a very small program, it doesn’t take very long, but that will change as we make more sophisticated<text:s/>programs that take up more than just a handful of bytes. So while making a tape image may be a necessity for deploying on actual hardware, the snapshot will be more useful when using emulation for development, making your workflow much more efficient.</text:p>
      <text:p text:style-name="Normal">But the big advantage, even in emulation, with a tape image is the fact that you return to the BASIC prompt. You can’t run the BASIC loader program again at this point, as the emulated tape is already past it, and as far as I can tell, you can’t rewind it without reloading the whole tape image. If you know a way to emulate just a rewind, let me know in the comments.<text:s/></text:p>
      <text:p text:style-name="Normal">[load patreon.sna]</text:p>
      <text:p text:style-name="Normal">And if you haven’t subscribed to my channel yet, please do, and click the bell for notifications so that you’ll know when my videos come out, including my upcoming series where I go deep into Z80 assembly language and how to exploit all the features of the 48k Speccy. If you can’t wait for the videos to go public, consider joining our Patreon community for as little as $1 a month and get access to new videos as soon as they are uploaded as well as exclusive content, like extended code walkthroughs and some looks behind the scenes, where you can really have a big voice and influence my content.</text:p>
      <text:p text:style-name="Normal">I hope you like this video, and if you came from my 6502 series, what do you think? How does this compare to the toolchains for the other systems? Let me know in the comments, and like this video if you learned anything. I hope you come back and explore more of the Z80 and the Speccy with me. Thanks for watching! Bye-by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5-06T14:13:00Z</meta:creation-date>
    <dc:date>2021-05-06T20:18:00Z</dc:date>
    <meta:template xlink:href="Normal.dotm" xlink:type="simple"/>
    <meta:editing-cycles>12</meta:editing-cycles>
    <meta:editing-duration>PT21900S</meta:editing-duration>
    <meta:document-statistic meta:page-count="6" meta:paragraph-count="32" meta:word-count="2408" meta:character-count="16102" meta:row-count="114" meta:non-whitespace-character-count="13726"/>
  </office:meta>
</office:document-meta>
</file>